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EB000009B023C6BCBF6D35A188.png" manifest:media-type="image/png"/>
  <manifest:file-entry manifest:full-path="Pictures/1000020100000CEB000009B034AFD8B3A94FA77F.png" manifest:media-type="image/png"/>
  <manifest:file-entry manifest:full-path="Pictures/1000020100000CEB000009B0DFDC55DC230343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1.579cm"/>
    </style:style>
    <style:style style:name="gr2" style:family="graphic" style:parent-style-name="standard" style:list-style-name="L1">
      <style:graphic-properties draw:stroke="none" draw:fill="none" draw:fill-color="#ffffff" draw:textarea-vertical-align="middle" fo:min-height="1.579cm"/>
    </style:style>
    <style:style style:name="gr3" style:family="graphic" style:parent-style-name="standard" style:list-style-name="L1">
      <style:graphic-properties draw:stroke="none" draw:fill="none" draw:fill-color="#ffffff" draw:textarea-vertical-align="middle" fo:min-height="1.579cm"/>
    </style:style>
    <style:style style:name="gr4" style:family="graphic" style:parent-style-name="standard" style:list-style-name="L1">
      <style:graphic-properties draw:stroke="none" draw:fill="none" draw:fill-color="#ffffff" draw:textarea-vertical-align="middle" fo:min-height="6.969cm"/>
    </style:style>
    <style:style style:name="gr5" style:family="graphic" style:parent-style-name="standard" style:list-style-name="L1">
      <style:graphic-properties draw:stroke="none" draw:fill="none" draw:fill-color="#ffffff" draw:textarea-vertical-align="middle" fo:min-height="6.969cm"/>
    </style:style>
    <style:style style:name="gr6" style:family="graphic">
      <style:graphic-properties style:protect="size"/>
    </style:style>
    <style:style style:name="gr7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8.884cm"/>
    </style:style>
    <style:style style:name="pr1" style:family="presentation" style:parent-style-name="Title-title">
      <style:graphic-properties fo:min-height="1.829cm"/>
    </style:style>
    <style:style style:name="pr2" style:family="presentation" style:parent-style-name="Title-subtitle">
      <style:graphic-properties draw:fill-color="#ffffff" fo:min-height="7.219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One_20_Column-title">
      <style:graphic-properties draw:auto-grow-height="true" fo:min-height="1.8cm"/>
    </style:style>
    <style:style style:name="pr5" style:family="presentation" style:parent-style-name="One_20_Column-outline1">
      <style:graphic-properties fo:min-height="8.884cm"/>
    </style:style>
    <style:style style:name="pr6" style:family="presentation" style:parent-style-name="One_20_Column-notes">
      <style:graphic-properties draw:fill-color="#ffffff" draw:auto-grow-height="true" fo:min-height="13.364cm"/>
    </style:style>
    <style:style style:name="pr7" style:family="presentation" style:parent-style-name="One_20_Column-title">
      <style:graphic-properties fo:min-height="1.8cm"/>
    </style:style>
    <style:style style:name="pr8" style:family="presentation" style:parent-style-name="One_20_Column-notes">
      <style:graphic-properties draw:fill-color="#ffffff" fo:min-height="13.364cm"/>
    </style:style>
    <style:style style:name="pr9" style:family="presentation" style:parent-style-name="Two_20_columns-title">
      <style:graphic-properties draw:auto-grow-height="true" fo:min-height="1.8cm"/>
    </style:style>
    <style:style style:name="pr10" style:family="presentation" style:parent-style-name="Two_20_columns-outline1">
      <style:graphic-properties fo:min-height="8.884cm"/>
    </style:style>
    <style:style style:name="pr11" style:family="presentation" style:parent-style-name="Two_20_columns-notes">
      <style:graphic-properties draw:fill-color="#ffffff" draw:auto-grow-height="true" fo:min-height="13.36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-color="#ffffff"/>
      <style:text-properties fo:font-size="28pt" style:font-size-asian="28pt" style:font-size-complex="28pt"/>
    </style:style>
    <style:style style:name="P3" style:family="paragraph">
      <loext:graphic-properties draw:fill="none" draw:fill-color="#ffffff"/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4cm" svg:y="10.8cm" presentation:class="title" presentation:user-transformed="true">
          <draw:text-box>
            <text:p>Algorithms Visualizer</text:p>
          </draw:text-box>
        </draw:frame>
        <draw:frame presentation:style-name="pr2" draw:text-style-name="P2" draw:layer="layout" svg:width="17.999cm" svg:height="7.219cm" svg:x="4.4cm" svg:y="1.8cm" presentation:class="subtitle">
          <draw:text-box>
            <text:p text:style-name="P1"><text:span text:style-name="T1">Santiago Jaimes</text:span></text:p>
            <text:p text:style-name="P1"><text:span text:style-name="T1">Julián Muriel</text:span></text:p>
            <text:p text:style-name="P1"><text:span text:style-name="T1">Nelson Guayazan</text:span></text:p>
          </draw:text-box>
        </draw:frame>
        <draw:frame draw:style-name="gr1" draw:text-style-name="P3" draw:layer="layout" svg:width="25cm" svg:height="1.829cm" svg:x="0.4cm" svg:y="10.801cm">
          <draw:text-box>
            <text:p/>
          </draw:text-box>
        </draw:frame>
        <draw:frame draw:style-name="gr2" draw:text-style-name="P3" draw:layer="layout" svg:width="25cm" svg:height="1.829cm" svg:x="0.4cm" svg:y="10.801cm">
          <draw:text-box>
            <text:p/>
          </draw:text-box>
        </draw:frame>
        <draw:frame draw:style-name="gr3" draw:text-style-name="P3" draw:layer="layout" svg:width="25cm" svg:height="1.829cm" svg:x="0.4cm" svg:y="10.801cm">
          <draw:text-box>
            <text:p/>
          </draw:text-box>
        </draw:frame>
        <draw:frame draw:style-name="gr4" draw:text-style-name="P4" draw:layer="layout" svg:width="17.999cm" svg:height="7.219cm" svg:x="4.401cm" svg:y="1.801cm">
          <draw:text-box>
            <text:p/>
          </draw:text-box>
        </draw:frame>
        <draw:frame draw:style-name="gr5" draw:text-style-name="P4" draw:layer="layout" svg:width="17.999cm" svg:height="7.219cm" svg:x="4.401cm" svg:y="1.801cm">
          <draw:text-box>
            <text:p/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4" draw:layer="layout" svg:width="26.5cm" svg:height="1.8cm" svg:x="0.4cm" svg:y="0.2cm" presentation:class="title">
          <draw:text-box>
            <text:p>El Problema a Trabaja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Facilitar el entendimiento de los algoritmos de orden.</text:p>
              </text:list-item>
              <text:list-item>
                <text:p>Hacer seguimiento a la ejecución de estos algoritmos.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4" draw:layer="layout" svg:width="26.5cm" svg:height="1.8cm" svg:x="0.4cm" svg:y="0.2cm" presentation:class="title">
          <draw:text-box>
            <text:p>Nuestra Propuesta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Un visualizador de los algoritmos de orden más populares para vectores.</text:p>
                <text:p>Una grafica animada que representa la ejecución sobre varios tipos de vectores.</text:p>
                <text:p>Aparte de esto obtener más información como la cantidad de intercambios dentro de la estructura y el orden de complejidad del algoritmo.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4" draw:layer="layout" svg:width="26.5cm" svg:height="1.8cm" svg:x="0.4cm" svg:y="0.2cm" presentation:class="title">
          <draw:text-box>
            <text:p>La Herramient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El programa permite seleccionar:</text:p>
                <text:list>
                  <text:list-item>
                    <text:p>Uno de diez algoritmos de orden.</text:p>
                  </text:list-item>
                  <text:list-item>
                    <text:p>La cantidad de elementos contenidos en el vector y su distribución.</text:p>
                  </text:list-item>
                  <text:list-item>
                    <text:p>La forma en la que se quiere representar.</text:p>
                  </text:list-item>
                  <text:list-item>
                    <text:p>La velocidad con la que se verá esta representación.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draw:frame presentation:style-name="pr7" draw:layer="layout" svg:width="26.5cm" svg:height="1.8cm" svg:x="0.4cm" svg:y="0.2cm" presentation:class="title">
          <draw:text-box>
            <text:p>La Herramient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Aparte de la grafica, también se muestra:</text:p>
                <text:list>
                  <text:list-item>
                    <text:p>Complejidad del algoritmo seleccionado.</text:p>
                  </text:list-item>
                  <text:list-item>
                    <text:p>La cantidad de intercambios realizados.</text:p>
                  </text:list-item>
                  <text:list-item>
                    <text:p>El tiempo de ejecución del algoritmo.</text:p>
                  </text:list-item>
                  <text:list-item>
                    <text:p>Algunas de las opciones elegidas anteriormente. 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lumns" presentation:presentation-page-layout-name="AL3T3">
        <draw:frame presentation:style-name="pr9" draw:layer="layout" svg:width="26.5cm" svg:height="1.8cm" svg:x="0.4cm" svg:y="0.2cm" presentation:class="title">
          <draw:text-box>
            <text:p>Los algoritmos de orden</text:p>
          </draw:text-box>
        </draw:frame>
        <draw:frame presentation:style-name="pr10" draw:layer="layout" svg:width="12.297cm" svg:height="9.134cm" svg:x="1.4cm" svg:y="3.685cm" presentation:class="outline">
          <draw:text-box>
            <text:list text:style-name="L2">
              <text:list-item>
                <text:p>Bubble Sort.</text:p>
              </text:list-item>
              <text:list-item>
                <text:p>Cocktail Sort</text:p>
              </text:list-item>
              <text:list-item>
                <text:p>Min Heap Sort</text:p>
              </text:list-item>
              <text:list-item>
                <text:p>Odd Even Sort</text:p>
              </text:list-item>
              <text:list-item>
                <text:p>Gnome Sort</text:p>
              </text:list-item>
            </text:list>
          </draw:text-box>
        </draw:frame>
        <draw:frame presentation:style-name="pr10" draw:layer="layout" svg:width="12.297cm" svg:height="9.134cm" svg:x="14.313cm" svg:y="3.685cm" presentation:class="outline">
          <draw:text-box>
            <text:list text:style-name="L2">
              <text:list-item>
                <text:p>Selection Sort</text:p>
              </text:list-item>
              <text:list-item>
                <text:p>Bogo Sort</text:p>
              </text:list-item>
              <text:list-item>
                <text:p>Max Heap Sort</text:p>
              </text:list-item>
              <text:list-item>
                <text:p>Counting Sort</text:p>
              </text:list-item>
              <text:list-item>
                <text:p>Insertion Sort</text:p>
              </text:list-item>
            </text:list>
          </draw:text-box>
        </draw:frame>
        <draw:frame draw:style-name="gr7" draw:text-style-name="P6" draw:layer="layout" svg:width="12.297cm" svg:height="9.134cm" svg:x="1.401cm" svg:y="3.685cm">
          <draw:text-box>
            <text:p/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draw:frame presentation:style-name="pr7" draw:layer="layout" svg:width="26.5cm" svg:height="1.8cm" svg:x="0.4cm" svg:y="0.2cm" presentation:class="title">
          <draw:text-box>
            <text:p>La Herramient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En Python, con Pygame, se hace un menú con las opciones.</text:p>
              </text:list-item>
              <text:list-item>
                <text:p>Los algoritmos son implementados en C++.</text:p>
              </text:list-item>
              <text:list-item>
                <text:p>Python llama el ejecutable de C++ con las opciones escogidas como argmentos.</text:p>
              </text:list-item>
              <text:list-item>
                <text:p>Con Pygame se muestra la gráfica animada con su información.</text:p>
                <text:p/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draw:frame presentation:style-name="pr7" draw:layer="layout" svg:width="26.5cm" svg:height="1.8cm" svg:x="0.4cm" svg:y="0.2cm" presentation:class="title">
          <draw:text-box>
            <text:p>La Herramient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Para esto, aparte de Pygame y Time de python, <text:s/>también nos ayudamos de librerias como fstream, random, vector y otras básicas de <text:s text:c="3"/>C++.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5T00:13:39.822035728</meta:creation-date>
    <meta:editing-duration>PT3M</meta:editing-duration>
    <meta:editing-cycles>2</meta:editing-cycles>
    <meta:generator>LibreOffice/6.0.7.3$Linux_X86_64 LibreOffice_project/00m0$Build-3</meta:generator>
    <dc:title>Portfolio</dc:title>
    <dc:date>2019-11-25T01:37:04.356476270</dc:date>
    <meta:document-statistic meta:object-count="80"/>
  </office:meta>
</office:document-meta>
</file>